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officeooo:paragraph-rsid="0013951f" style:font-size-asian="11pt" style:font-size-complex="11pt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officeooo:paragraph-rsid="0013951f" style:font-size-asian="11pt" style:font-size-complex="11pt"/>
    </style:style>
    <style:style style:name="P3" style:family="paragraph" style:parent-style-name="Standard">
      <style:text-properties style:font-name="Arial" fo:font-size="11pt" officeooo:paragraph-rsid="0013951f" style:font-size-asian="11pt" style:font-size-complex="11pt"/>
    </style:style>
    <style:style style:name="P4" style:family="paragraph" style:parent-style-name="Preformatted_20_Text">
      <style:text-properties style:font-name="Arial" fo:font-size="11pt" style:text-underline-style="solid" style:text-underline-width="auto" style:text-underline-color="font-color" fo:font-weight="bold" officeooo:paragraph-rsid="0013951f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line-height="150%"/>
      <style:text-properties style:font-name="Arial" fo:font-size="11pt" fo:language="gl" fo:country="ES" officeooo:paragraph-rsid="0013951f" style:font-size-asian="11pt" style:font-size-complex="11pt"/>
    </style:style>
    <style:style style:name="P6" style:family="paragraph" style:parent-style-name="Preformatted_20_Text" style:master-page-name="Standard">
      <style:paragraph-properties style:page-number="auto" fo:break-before="page"/>
      <style:text-properties style:font-name="Arial" fo:font-size="11pt" officeooo:paragraph-rsid="0013951f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6aebb"/>
    </style:style>
    <style:style style:name="T3" style:family="text">
      <style:text-properties officeooo:rsid="001836e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>voos.sql <text:s/>: <text:s/>script necesario para crear as <text:s/>taboas <text:s/>en <text:span text:style-name="T3">postgres</text:span> que xa incluen as insercions de unha serie de datos (poden verse mais abaixo). </text:p>
      <text:p text:style-name="P1"/>
      <text:p text:style-name="P1">reservas : ficheiro de texto delimitado chamado 'reservas' <text:s/>que conten <text:s/>unha serie de reservas de voos feitas por os pasaxeiros.</text:p>
      <text:p text:style-name="P1"/>
      <text:p text:style-name="P1"/>
      <text:p text:style-name="P4">Que se pide dentro do proxecto :</text:p>
      <text:p text:style-name="P1"/>
      <text:p text:style-name="P1">crea os metodos que consideres necesarios para poder desenvolver as seguentes accions (tamen podes facelo sen metodos):</text:p>
      <text:p text:style-name="P1"/>
      <text:p text:style-name="P1">a) lerReservas(): <text:s/>ler o ficheiro de texto delimitado 'reservas'</text:p>
      <text:p text:style-name="P1"/>
      <text:p text:style-name="P1">b) <text:s/>por cada reserva lida no apartado <text:s/>a) debe :</text:p>
      <text:p text:style-name="P1"><text:s/></text:p>
      <text:p text:style-name="P1"/>
      <text:p text:style-name="P2"/>
      <text:p text:style-name="P1"/>
      <text:p text:style-name="P2">b2) inserirse na taboa RESERVASFEITAS os datos correspondentes a reserva lida , lembrandose de calcular o campo prezoreseva <text:s text:c="2"/>( debe ser igual ao prezo do voo de ida mais o prezo do voo de volta , lembrar que o prezo dos voos atopanse na taboa voos de oracle) . Este apartado dividise en varios de cara a puntuacion :</text:p>
      <text:p text:style-name="P2"/>
      <text:p text:style-name="P2"><text:tab/>b.2.1) grabar codigo de reserva e dni</text:p>
      <text:p text:style-name="P2"><text:tab/>b.2.2) grabar nome</text:p>
      <text:p text:style-name="P2"><text:tab/>b.2.3) grabar prezo </text:p>
      <text:p text:style-name="P1"/>
      <text:p text:style-name="P1"/>
      <text:p text:style-name="P1"/>
      <text:p text:style-name="P1"/>
      <text:p text:style-name="P1"><text:span text:style-name="T1">puntuacion</text:span> : sobre un total de 3 puntos para aprobar debe conseguirse 1,25 puntos</text:p>
      <text:p text:style-name="P1">a) <text:s/>2</text:p>
      <text:p text:style-name="P1">b1) 2</text:p>
      <text:p text:style-name="P1">b.2.1)1,5</text:p>
      <text:p text:style-name="P1">b.2.2)1,5</text:p>
      <text:p text:style-name="P1">b.2.3)2 </text:p>
      <text:p text:style-name="P1"/>
      <text:p text:style-name="P1">contidos iniciais do ficheiro delimitado 'reservas':</text:p>
      <text:p text:style-name="P1"/>
      <text:p text:style-name="P1"><text:s text:c="3"/></text:p>
      <text:p text:style-name="P1">codr <text:s/><text:tab/><text:tab/>identifica a reserva </text:p>
      <text:p text:style-name="P1">dni <text:s/><text:tab/><text:tab/>indica pasaxeiro que fai a reserva</text:p>
      <text:p text:style-name="P1">idvooida <text:s text:c="2"/><text:tab/>indica o voo de ida do pasaxeiro</text:p>
      <text:p text:style-name="P1">idvoovolta <text:tab/>indica o voo de volta do pasaxeiro</text:p>
      <text:p text:style-name="P1"><text:tab/></text:p>
      <text:section text:style-name="Sect1" text:name="Sección1">
        <text:p text:style-name="P1">1,"361a",1,2</text:p>
        <text:p text:style-name="P1">2,"362b",3,4</text:p>
        <text:p text:style-name="P1">3,"361a",5,6<text:tab/><text:tab/> </text:p>
        <text:p text:style-name="P1"/>
        <text:p text:style-name="P1"/>
        <text:p text:style-name="P1">contidos iniciais das taboas pasaxeiros e voos na no esquema do usuario 'hr' de oracle</text:p>
        <text:p text:style-name="P1"/>
        <text:p text:style-name="P1">pasaxeiros</text:p>
        <text:p text:style-name="P1">DNI <text:s text:c="2"/>NOME<text:tab/> <text:s text:c="5"/>TELF<text:tab/> CIDADE <text:s text:c="5"/>NRESERVAS</text:p>
        <text:p text:style-name="P1"><text:soft-page-break/></text:p>
        <text:p text:style-name="P1">361a <text:s/>luis<text:tab/> <text:s text:c="5"/>9861a<text:tab/> vigo<text:tab/><text:tab/> <text:s text:c="4"/>0</text:p>
        <text:p text:style-name="P1">362b <text:s/>ana<text:tab/> <text:s text:c="5"/>9861b<text:tab/> lugo<text:tab/><text:tab/> <text:s text:c="4"/>0</text:p>
        <text:p text:style-name="P1">363c <text:s/>pedro<text:tab/> <text:s text:c="5"/>9861c<text:tab/> lugo<text:tab/><text:tab/> <text:s text:c="4"/>0</text:p>
        <text:p text:style-name="P1">364d <text:s/>ana<text:tab/> <text:s text:c="5"/>9861d<text:tab/> vigo<text:tab/><text:tab/> <text:s text:c="4"/>0</text:p>
        <text:p text:style-name="P1"/>
        <text:p text:style-name="P1">voos</text:p>
        <text:p text:style-name="P1"><text:s/>VOO ORIXE<text:tab/> <text:s text:c="2"/><text:tab/>DESTINO<text:tab/><text:tab/>PREZO</text:p>
        <text:p text:style-name="P1"/>
        <text:p text:style-name="P1">1 <text:tab/>vigo <text:tab/> <text:s text:c="2"/><text:tab/>estambul<text:tab/><text:tab/>150</text:p>
        <text:p text:style-name="P1">2 <text:tab/>estambul<text:tab/>vigo <text:tab/><text:tab/> <text:s/><text:tab/>200</text:p>
        <text:p text:style-name="P1">3 <text:tab/>vigo <text:tab/> <text:s/><text:tab/> londres<text:tab/><text:tab/> 80</text:p>
        <text:p text:style-name="P1">4 <text:tab/>londres<text:tab/>vigo <text:tab/><text:tab/> <text:s text:c="4"/><text:tab/>90</text:p>
        <text:p text:style-name="P1">5 <text:tab/>vigo <text:tab/> <text:s text:c="2"/><text:tab/>lisboa<text:tab/><text:tab/> <text:s/><text:tab/>90</text:p>
        <text:p text:style-name="P1">6 <text:tab/>lisboa<text:tab/> <text:s text:c="2"/><text:tab/>vigo <text:tab/><text:tab/> <text:s/><text:tab/>100</text:p>
        <text:p text:style-name="P1">7 <text:tab/>vigo <text:tab/> <text:s/><text:tab/>viena<text:tab/><text:tab/> <text:s/><text:tab/>200</text:p>
        <text:p text:style-name="P1">8 <text:tab/>viena<text:tab/> <text:s/><text:tab/>vigo <text:tab/><text:tab/> <text:s/><text:tab/>250</text:p>
        <text:p text:style-name="P1">9 <text:tab/>vigo <text:tab/> <text:s/><text:tab/>tunez<text:tab/><text:tab/> <text:s text:c="2"/><text:tab/>160</text:p>
        <text:p text:style-name="P1">10 <text:tab/>tunez<text:tab/> <text:s text:c="2"/><text:tab/>vigo <text:tab/><text:tab/> <text:s/><text:tab/>150</text:p>
        <text:p text:style-name="P1">11 <text:tab/>vigo <text:tab/> <text:s/><text:tab/>paris<text:tab/><text:tab/> <text:s/><text:tab/>200</text:p>
        <text:p text:style-name="P1">12 <text:tab/>paris<text:tab/> <text:s text:c="2"/><text:tab/>vigo <text:tab/><text:tab/> <text:s text:c="2"/><text:tab/>90</text:p>
        <text:p text:style-name="P1"/>
        <text:p text:style-name="P1"/>
        <text:p text:style-name="P1"/>
        <text:p text:style-name="P1"/>
      </text:section>
      <text:p text:style-name="P1"/>
      <text:p text:style-name="P1">b) contido da taboa pasaxeiros despois de ser actualizada cos datos procedentes das lecturas das reservas que se atopan no ficheiro delimitado 'reservas'. (Vemos que o pasaxeiro "361a" ten 2 reservas porque realmente hai duas reservas <text:s/>que son de dito pasaxeiro.)</text:p>
      <text:p text:style-name="P1"/>
      <text:p text:style-name="P1"/>
      <text:p text:style-name="P1"/>
      <text:p text:style-name="P1">PASAXEIROS</text:p>
      <text:p text:style-name="P1"/>
      <text:p text:style-name="P1">DNI <text:s text:c="2"/>NOME<text:tab/> <text:s text:c="5"/>TELF<text:tab/> CIDADE <text:s text:c="5"/>NRESERVAS</text:p>
      <text:p text:style-name="P1"/>
      <text:p text:style-name="P1">361a <text:s/>luis<text:tab/> <text:s text:c="5"/>9861a<text:tab/> vigo<text:tab/><text:tab/> <text:s text:c="4"/><text:span text:style-name="T2">2</text:span></text:p>
      <text:p text:style-name="P1">362b <text:s/>ana<text:tab/> <text:s text:c="5"/>9861b<text:tab/> lugo<text:tab/><text:tab/> <text:s text:c="4"/><text:span text:style-name="T2">1</text:span></text:p>
      <text:p text:style-name="P1">363c <text:s/>pedro<text:tab/> <text:s text:c="5"/>9861c<text:tab/> lugo<text:tab/><text:tab/> <text:s text:c="4"/>0</text:p>
      <text:p text:style-name="P1">364d <text:s/>ana<text:tab/> <text:s text:c="5"/>9861d<text:tab/> vigo<text:tab/><text:tab/> <text:s text:c="4"/>0</text:p>
      <text:p text:style-name="P1"/>
      <text:p text:style-name="P1">c) </text:p>
      <text:p text:style-name="P1"><text:s/>contido da taboa reservasfeitas despois de ser actualizada cos datos procedentes das lecturas das reservas que se atopan no ficheiro delimitado 'reservas'</text:p>
      <text:p text:style-name="P1"/>
      <text:p text:style-name="P1">RESERVASFEITAS</text:p>
      <text:p text:style-name="P1">codr <text:tab/>dni <text:tab/><text:tab/>nome <text:tab/><text:tab/><text:tab/>prezoreserva <text:s/></text:p>
      <text:p text:style-name="P1">1 <text:tab/>"361a" <text:tab/><text:tab/>luis <text:tab/><text:tab/><text:tab/>350 <text:tab/></text:p>
      <text:p text:style-name="P1">2 <text:tab/>"362b" <text:tab/><text:tab/>ana<text:tab/><text:tab/> <text:tab/>170 <text:tab/><text:tab/></text:p>
      <text:p text:style-name="P3">3 <text:tab/>"361a" <text:tab/><text:tab/>luis <text:tab/><text:tab/><text:tab/>190 <text:tab/><text:tab/>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2:33:29.656536476</meta:creation-date>
    <dc:date>2022-11-16T13:44:22.304598091</dc:date>
    <meta:editing-duration>PT6M48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62" meta:word-count="417" meta:character-count="2673" meta:non-whitespace-character-count="1986"/>
  </office:meta>
</office:document-meta>
</file>